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b330"/>
    </style:style>
    <style:style style:name="T1" style:family="text">
      <style:text-properties officeooo:rsid="0010b3fb"/>
    </style:style>
    <style:style style:name="T2" style:family="text">
      <style:text-properties officeooo:rsid="0012355c"/>
    </style:style>
    <style:style style:name="T3" style:family="text">
      <style:text-properties officeooo:rsid="0012b330"/>
    </style:style>
    <style:style style:name="T4" style:family="text">
      <style:text-properties officeooo:rsid="0014d3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oil</text:span></text:p>
      <text:p text:style-name="Standard">- <text:span text:style-name="T1">plastic waste to ocean, boats</text:span></text:p>
      <text:p text:style-name="Standard">- <text:span text:style-name="T2">car emission</text:span></text:p>
      <text:p text:style-name="Standard">- <text:span text:style-name="T2">CO2</text:span></text:p>
      <text:p text:style-name="Standard">- <text:span text:style-name="T2">recycling</text:span></text:p>
      <text:p text:style-name="Standard">- <text:span text:style-name="T2">bycicle/skooter</text:span></text:p>
      <text:p text:style-name="Standard">- <text:span text:style-name="T3">plastic</text:span></text:p>
      <text:p text:style-name="Standard">- <text:span text:style-name="T4">natural disaste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5:32:00.203830627</meta:creation-date>
    <dc:date>2019-09-03T23:16:47.884408036</dc:date>
    <meta:editing-duration>PT6H21M35S</meta:editing-duration>
    <meta:editing-cycles>1</meta:editing-cycles>
    <meta:document-statistic meta:table-count="0" meta:image-count="0" meta:object-count="0" meta:page-count="4" meta:paragraph-count="8" meta:word-count="22" meta:character-count="110" meta:non-whitespace-character-count="96"/>
    <meta:generator>LibreOffice/6.0.7.3$Linux_X86_64 LibreOffice_project/00m0$Build-3</meta:generator>
  </office:meta>
</office:document-meta>
</file>